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ddfb"/>
    </style:style>
    <style:style style:name="P2" style:family="paragraph" style:parent-style-name="Standard">
      <style:text-properties officeooo:rsid="0018f561" officeooo:paragraph-rsid="0018f561"/>
    </style:style>
    <style:style style:name="P3" style:family="paragraph" style:parent-style-name="Standard">
      <style:text-properties fo:font-weight="normal" officeooo:rsid="0018ddfb" style:font-weight-asian="normal" style:font-weight-complex="normal"/>
    </style:style>
    <style:style style:name="P4" style:family="paragraph" style:parent-style-name="Standard">
      <style:text-properties fo:font-weight="normal" officeooo:rsid="0018ddfb" officeooo:paragraph-rsid="0018ddfb" style:font-weight-asian="normal" style:font-weight-complex="normal"/>
    </style:style>
    <style:style style:name="P5" style:family="paragraph" style:parent-style-name="Standard">
      <style:text-properties fo:font-weight="normal" officeooo:rsid="0018f561" officeooo:paragraph-rsid="0018f561" style:font-weight-asian="normal" style:font-weight-complex="normal"/>
    </style:style>
    <style:style style:name="P6" style:family="paragraph" style:parent-style-name="Standard">
      <style:text-properties officeooo:paragraph-rsid="001edbea"/>
    </style:style>
    <style:style style:name="P7" style:family="paragraph" style:parent-style-name="Standard" style:list-style-name="L1">
      <style:text-properties officeooo:paragraph-rsid="0018ddfb"/>
    </style:style>
    <style:style style:name="P8" style:family="paragraph" style:parent-style-name="Standard" style:list-style-name="L2">
      <style:text-properties officeooo:paragraph-rsid="001caef4"/>
    </style:style>
    <style:style style:name="P9" style:family="paragraph" style:parent-style-name="Standard" style:list-style-name="L3">
      <style:text-properties officeooo:paragraph-rsid="0018f561"/>
    </style:style>
    <style:style style:name="P10" style:family="paragraph" style:parent-style-name="Standard" style:list-style-name="L3">
      <style:text-properties officeooo:rsid="0018ddfb" officeooo:paragraph-rsid="0020a8dd"/>
    </style:style>
    <style:style style:name="P11" style:family="paragraph" style:parent-style-name="Standard" style:list-style-name="L4">
      <style:text-properties fo:font-weight="normal" officeooo:rsid="0018ddfb" officeooo:paragraph-rsid="0018ddfb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8f561" officeooo:paragraph-rsid="0018f561" style:font-weight-asian="normal" style:font-weight-complex="normal"/>
    </style:style>
    <style:style style:name="P13" style:family="paragraph" style:parent-style-name="Standard" style:list-style-name="L5">
      <style:text-properties officeooo:paragraph-rsid="0018f561"/>
    </style:style>
    <style:style style:name="T1" style:family="text">
      <style:text-properties officeooo:rsid="0018dd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dfb" style:font-weight-asian="bold" style:font-weight-complex="bold"/>
    </style:style>
    <style:style style:name="T4" style:family="text">
      <style:text-properties fo:font-weight="bold" officeooo:rsid="001ea42a" style:font-weight-asian="bold" style:font-weight-complex="bold"/>
    </style:style>
    <style:style style:name="T5" style:family="text">
      <style:text-properties fo:font-weight="bold" officeooo:rsid="0020050f" style:font-weight-asian="bold" style:font-weight-complex="bold"/>
    </style:style>
    <style:style style:name="T6" style:family="text">
      <style:text-properties fo:font-weight="bold" officeooo:rsid="0020a8d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ddfb" style:font-weight-asian="normal" style:font-weight-complex="normal"/>
    </style:style>
    <style:style style:name="T9" style:family="text">
      <style:text-properties fo:font-weight="normal" officeooo:rsid="0018f561" style:font-weight-asian="normal" style:font-weight-complex="normal"/>
    </style:style>
    <style:style style:name="T10" style:family="text">
      <style:text-properties fo:font-weight="normal" officeooo:rsid="001a4ef5" style:font-weight-asian="normal" style:font-weight-complex="normal"/>
    </style:style>
    <style:style style:name="T11" style:family="text">
      <style:text-properties fo:font-weight="normal" officeooo:rsid="001b704b" style:font-weight-asian="normal" style:font-weight-complex="normal"/>
    </style:style>
    <style:style style:name="T12" style:family="text">
      <style:text-properties fo:font-weight="normal" officeooo:rsid="001caef4" style:font-weight-asian="normal" style:font-weight-complex="normal"/>
    </style:style>
    <style:style style:name="T13" style:family="text">
      <style:text-properties fo:font-weight="normal" officeooo:rsid="001d6f4f" style:font-weight-asian="normal" style:font-weight-complex="normal"/>
    </style:style>
    <style:style style:name="T14" style:family="text">
      <style:text-properties fo:font-weight="normal" officeooo:rsid="0020a8dd" style:font-weight-asian="normal" style:font-weight-complex="normal"/>
    </style:style>
    <style:style style:name="T15" style:family="text">
      <style:text-properties fo:font-weight="normal" officeooo:rsid="00216a35" style:font-weight-asian="normal" style:font-weight-complex="normal"/>
    </style:style>
    <style:style style:name="T16" style:family="text">
      <style:text-properties fo:font-size="22pt" fo:font-weight="bold" officeooo:rsid="0018ddfb" style:font-size-asian="22pt" style:font-weight-asian="bold" style:font-size-complex="22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normal" officeooo:rsid="0018ddfb" style:font-size-asian="16pt" style:font-weight-asian="normal" style:font-size-complex="16pt" style:font-weight-complex="normal"/>
    </style:style>
    <style:style style:name="T18" style:family="text">
      <style:text-properties officeooo:rsid="001caef4"/>
    </style:style>
    <style:style style:name="T19" style:family="text">
      <style:text-properties officeooo:rsid="0020a8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span text:style-name="T16">Examen de encriptación</text:span></text:p>
      <text:p text:style-name="Standard"/>
      <text:p text:style-name="P1"><text:tab/><text:span text:style-name="T1">Se ha recibido un mensaje encriptado, con el método de clave privada. </text:span><text:span text:style-name="T18">Este mensaje se encuentra</text:span><text:span text:style-name="T1"> en el fichero “</text:span><text:span text:style-name="T4">mensaje</text:span><text:span text:style-name="T3">.txt.encript</text:span><text:span text:style-name="T1">”. Para realizar la encriptación se ha utilizado:</text:span></text:p>
      <text:list xml:id="list3132485373" text:style-name="L1">
        <text:list-item>
          <text:p text:style-name="P7"><text:span text:style-name="T1">El algoritmo </text:span><text:span text:style-name="T3">DESede</text:span></text:p>
        </text:list-item>
        <text:list-item>
          <text:p text:style-name="P7"><text:span text:style-name="T8">La clave privada proporcionada en el fichero </text:span><text:span text:style-name="T3">clave.raw</text:span></text:p>
        </text:list-item>
      </text:list>
      <text:p text:style-name="P4"/>
      <text:p text:style-name="P6"><text:span text:style-name="T8"><text:tab/>Adicionalmente se proporciona también un hash </text:span><text:span text:style-name="T15">en hexadecimal</text:span><text:span text:style-name="T8"> del fichero encriptado en </text:span><text:span text:style-name="T5">hash</text:span><text:span text:style-name="T3">.txt</text:span><text:span text:style-name="T8">. Para calcular este hash se ha utilizado:</text:span></text:p>
      <text:list xml:id="list9304148" text:style-name="L2">
        <text:list-item>
          <text:p text:style-name="P8"><text:span text:style-name="T12">E</text:span><text:span text:style-name="T8">l algoritmo </text:span><text:span text:style-name="T3">SHA-256</text:span></text:p>
        </text:list-item>
      </text:list>
      <text:p text:style-name="P3"/>
      <text:p text:style-name="Standard"><text:span text:style-name="T8"><text:tab/></text:span><text:span text:style-name="T17">Implementar un programa que realice las siguientes tareas:</text:span></text:p>
      <text:list xml:id="list2127398218" text:style-name="L3">
        <text:list-item>
          <text:p text:style-name="P10"><text:span text:style-name="T2">Calcular el hash</text:span><text:span text:style-name="T7"> del fichero encriptado “</text:span><text:span text:style-name="T4">mensaje</text:span><text:span text:style-name="T2">.txt.encript</text:span><text:span text:style-name="T7">” y </text:span><text:span text:style-name="T2">comprobar que coincide</text:span><text:span text:style-name="T7"> con el proporcionado en el fichero “</text:span><text:span text:style-name="T6">hash</text:span><text:span text:style-name="T2">.txt</text:span><text:span text:style-name="T7">”.</text:span></text:p>
        </text:list-item>
      </text:list>
      <text:list xml:id="list2410916197" text:style-name="L4">
        <text:list-item>
          <text:list>
            <text:list-item>
              <text:p text:style-name="P11">Si coinciden debe mostrar el mensaje: “La comprobación de <text:span text:style-name="T19">la</text:span> integridad del fichero es correcta”.</text:p>
            </text:list-item>
            <text:list-item>
              <text:p text:style-name="P11">En caso contradio: “El fichero no es el esperado”.</text:p>
            </text:list-item>
          </text:list>
        </text:list-item>
      </text:list>
      <text:list xml:id="list131440639457750" text:continue-list="list2127398218" text:style-name="L3">
        <text:list-item>
          <text:p text:style-name="P9"><text:span text:style-name="T8">Desencriptar el mensaje y guardarlo en un fichero “</text:span><text:span text:style-name="T6">mensaje_claro</text:span><text:span text:style-name="T3">.txt</text:span><text:span text:style-name="T8">”.</text:span></text:p>
        </text:list-item>
      </text:list>
      <text:list xml:id="list349423942" text:style-name="L5">
        <text:list-item>
          <text:list>
            <text:list-item>
              <text:p text:style-name="P13"><text:span text:style-name="T8">Si todo va bien, deber</text:span><text:span text:style-name="T9">á </text:span><text:span text:style-name="T8">poner </text:span><text:span text:style-name="T9">en consola e</text:span><text:span text:style-name="T14">l</text:span><text:span text:style-name="T9"> mensaje “Fichero desencriptado </text:span><text:span text:style-name="T13">y guardado con</text:span><text:span text:style-name="T9"> éxito </text:span><text:span text:style-name="T13">en el fichero </text:span><text:span text:style-name="T14">mensaje_claro</text:span><text:span text:style-name="T13">.txt</text:span><text:span text:style-name="T9">”</text:span></text:p>
            </text:list-item>
            <text:list-item>
              <text:p text:style-name="P12">(No debe haber ningún problema, si hay algún error debes resolverlo).</text:p>
            </text:list-item>
          </text:list>
        </text:list-item>
      </text:list>
      <text:p text:style-name="P5"/>
      <text:p text:style-name="P2"><text:span text:style-name="T7"><text:tab/></text:span><text:span text:style-name="T10">Comprueba con el blo</text:span><text:span text:style-name="T11">c</text:span><text:span text:style-name="T10"> de notas </text:span><text:span text:style-name="T11">u otro editor de texto,</text:span><text:span text:style-name="T10"> s</text:span><text:span text:style-name="T7">i puedes leer el mensaje del fichero desencript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1:54:49.228000000</meta:creation-date>
    <dc:date>2022-03-09T13:14:38.586000000</dc:date>
    <meta:editing-duration>PT33M30S</meta:editing-duration>
    <meta:editing-cycles>9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4" meta:word-count="182" meta:character-count="1159" meta:non-whitespace-character-count="995"/>
  </office:meta>
</office:document-meta>
</file>